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8cm" fo:min-width="27.448cm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5.5cm" style:writing-mode="lr-tb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198cm" fo:min-width="27.448cm" fo:padding-top="0.151cm" fo:padding-bottom="0.151cm" fo:padding-left="0.276cm" fo:padding-right="0.276cm" style:writing-mode="lr-tb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8cm" style:writing-mode="lr-tb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1.3cm" style:writing-mode="lr-tb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2.8cm" style:writing-mode="lr-tb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75cm" fo:min-width="27.5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23.448cm" fo:padding-top="0.151cm" fo:padding-bottom="0.151cm" fo:padding-left="0.276cm" fo:padding-right="0.276cm" style:writing-mode="lr-tb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75cm" fo:min-width="7.5cm" fo:padding-top="0.151cm" fo:padding-bottom="0.151cm" fo:padding-left="0.276cm" fo:padding-right="0.276cm" style:writing-mode="lr-tb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698cm" fo:min-width="7.448cm" fo:padding-top="0.151cm" fo:padding-bottom="0.151cm" fo:padding-left="0.276cm" fo:padding-right="0.276cm" style:writing-mode="lr-tb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5cm" style:writing-mode="lr-tb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198cm" fo:min-width="27.448cm" fo:padding-top="0.151cm" fo:padding-bottom="0.151cm" fo:padding-left="0.276cm" fo:padding-right="0.276cm" style:writing-mode="lr-tb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45cm" fo:min-width="6.7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5cm" fo:min-width="6.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0.948cm" fo:padding-top="0.151cm" fo:padding-bottom="0.151cm" fo:padding-left="0.276cm" fo:padding-right="0.276cm" style:writing-mode="lr-tb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698cm" fo:min-width="6.114cm" fo:padding-top="0.151cm" fo:padding-bottom="0.151cm" fo:padding-left="0.276cm" fo:padding-right="0.276cm" style:writing-mode="lr-tb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4.448cm" fo:padding-top="0.151cm" fo:padding-bottom="0.151cm" fo:padding-left="0.276cm" fo:padding-right="0.276cm" style:writing-mode="lr-tb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5cm" fo:min-width="6.2cm" fo:padding-top="0.151cm" fo:padding-bottom="0.151cm" fo:padding-left="0.276cm" fo:padding-right="0.276cm" style:writing-mode="lr-tb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398cm" fo:min-width="6.114cm" fo:padding-top="0.151cm" fo:padding-bottom="0.151cm" fo:padding-left="0.276cm" fo:padding-right="0.276cm" style:writing-mode="lr-tb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5.398cm" fo:min-width="6.648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98cm" fo:min-width="6.6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98cm" fo:min-width="6.148cm" fo:padding-top="0.151cm" fo:padding-bottom="0.151cm" fo:padding-left="0.276cm" fo:padding-right="0.276cm" style:writing-mode="lr-tb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9.198cm" fo:min-width="6.648cm" fo:padding-top="0.151cm" fo:padding-bottom="0.151cm" fo:padding-left="0.276cm" fo:padding-right="0.276cm" style:writing-mode="lr-tb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948cm" fo:min-width="6.648cm" fo:padding-top="0.151cm" fo:padding-bottom="0.151cm" fo:padding-left="0.276cm" fo:padding-right="0.276cm" style:writing-mode="lr-tb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T1" style:family="text">
      <style:text-properties fo:language="es" fo:country="MX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web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13.5cm" svg:x="0cm" svg:y="2cm">
          <text:p text:style-name="P3">Gif con imagenes animate slide + texto “encuentra comida casera cerca de ti”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2cm" svg:x="22.7cm" svg:y="0.4cm">
          <text:p text:style-name="P3">¡Comencemos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1.2cm" svg:x="17.1cm" svg:y="0.4cm">
          <text:p text:style-name="P3">inf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2cm" svg:x="19.4cm" svg:y="0.4cm">
          <text:p text:style-name="P3">nosotro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13.5cm" svg:x="0cm" svg:y="2cm">
          <text:p text:style-name="P3">La mejor forma de encontrar comida casera a domicilio ayuda a reducir el desperdicio de comida!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2cm" svg:x="22.7cm" svg:y="0.4cm">
          <text:p text:style-name="P3">¡Comencemos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1.2cm" svg:x="17.1cm" svg:y="0.4cm">
          <text:p text:style-name="P3">inf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2cm" svg:x="19.4cm" svg:y="0.4cm">
          <text:p text:style-name="P3">nosotro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13.5cm" svg:x="0cm" svg:y="2cm">
          <text:p text:style-name="P3">Guarta tus platos y cocinas favoritas para saber que preparan para el da de ho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2cm" svg:x="22.7cm" svg:y="0.4cm">
          <text:p text:style-name="P3">¡Comencemos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1.2cm" svg:x="17.1cm" svg:y="0.4cm">
          <text:p text:style-name="P3">inf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2cm" svg:x="19.4cm" svg:y="0.4cm">
          <text:p text:style-name="P3">nosotro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13.5cm" svg:x="0cm" svg:y="2cm">
          <text:p text:style-name="P3">Muchos platillos y cocinas!, guarda tus favoritos para saber que preparan para el da de hoy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2cm" svg:x="22.7cm" svg:y="0.4cm">
          <text:p text:style-name="P3">¡Comencemos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1.2cm" svg:x="17.1cm" svg:y="0.4cm">
          <text:p text:style-name="P3">inf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2cm" svg:x="19.4cm" svg:y="0.4cm">
          <text:p text:style-name="P3">nosotro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2cm" svg:x="0cm" svg:y="0cm">
          <text:p text:style-name="P3">log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cm" svg:height="13.5cm" svg:x="0cm" svg:y="2cm">
          <text:p text:style-name="P3">Cada pedido reduce el desperdicio de comid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cm" svg:height="1.2cm" svg:x="22.7cm" svg:y="0.4cm">
          <text:p text:style-name="P3">¡Comencemos!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8cm" svg:height="1.2cm" svg:x="17.1cm" svg:y="0.4cm">
          <text:p text:style-name="P3">info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cm" svg:height="1.2cm" svg:x="19.4cm" svg:y="0.4cm">
          <text:p text:style-name="P3">nosotros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cm" svg:height="2cm" svg:x="0cm" svg:y="0cm">
          <text:p text:style-name="P6">logo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4cm" svg:height="1cm" svg:x="2.4cm" svg:y="2.5cm">
          <text:p text:style-name="P6">Barra de búsqueda 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cm" svg:height="6cm" svg:x="1cm" svg:y="4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cm" svg:height="6cm" svg:x="10cm" svg:y="4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8cm" svg:height="6cm" svg:x="19cm" svg:y="4.2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cm" svg:y="10.7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0cm" svg:y="10.9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9cm" svg:y="10.9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13.2cm" svg:y="0.4cm">
          <text:p text:style-name="P6">¡Quiero comer!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18.2cm" svg:y="0.4cm">
          <text:p text:style-name="P6">Voy a cocinar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23cm" svg:y="0.4cm">
          <text:p text:style-name="P6">Quiero reparti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2" draw:text-style-name="P2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6cm" svg:height="2cm" svg:x="0cm" svg:y="0cm">
          <text:p text:style-name="P6">logo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cm" svg:y="4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0cm" svg:y="4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9cm" svg:y="4.2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cm" svg:y="10.7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0cm" svg:y="10.9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8cm" svg:height="6cm" svg:x="19cm" svg:y="10.9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13.2cm" svg:y="0.4cm">
          <text:p text:style-name="P6">¡Quiero comer!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18.2cm" svg:y="0.4cm">
          <text:p text:style-name="P6">Voy a cocinar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.2cm" svg:x="23cm" svg:y="0.4cm">
          <text:p text:style-name="P6">Quiero repartir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28cm" svg:height="10.5cm" svg:x="0cm" svg:y="2cm">
          <text:p text:style-name="P6">Menú desplegable con opciones para filtrar la <text:span text:style-name="T1">búsqueda</text:span> de comida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4cm" svg:height="1cm" svg:x="2.4cm" svg:y="2.5cm">
          <text:p text:style-name="P6">Barra de búsqueda 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5.628cm" presentation:class="title" presentation:user-transformed="true">
          <draw:text-box>
            <text:p>Diagrama androi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14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5cm" svg:height="1.5cm" svg:x="15.2cm" svg:y="0cm">
          <text:p text:style-name="P6">|||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66cm" svg:height="5cm" svg:x="9.8cm" svg:y="3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66cm" svg:height="5cm" svg:x="9.8cm" svg:y="8.5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cm" svg:height="1cm" svg:x="9.8cm" svg:y="0.3cm">
          <text:p text:style-name="P6">logo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7cm" svg:height="1cm" svg:x="9.8cm" svg:y="1.8cm">
          <text:p text:style-name="P6">Barra búsqueda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21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5cm" svg:height="1.5cm" svg:x="15.2cm" svg:y="0cm">
          <text:p text:style-name="P3"><text:span text:style-name="T2">|||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66cm" svg:height="5cm" svg:x="9.8cm" svg:y="3.1cm">
          <text:p text:style-name="P3"><text:span text:style-name="T2">comida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6.666cm" svg:height="5cm" svg:x="9.8cm" svg:y="8.5cm">
          <text:p text:style-name="P3"><text:span text:style-name="T2">comida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cm" svg:height="1cm" svg:x="9.8cm" svg:y="0.3cm">
          <text:p text:style-name="P3"><text:span text:style-name="T2">logo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6.7cm" svg:height="1cm" svg:x="9.8cm" svg:y="1.8cm">
          <text:p text:style-name="P3"><text:span text:style-name="T2">Barra búsqueda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7.2cm" svg:height="9.5cm" svg:x="9.5cm" svg:y="2.8cm">
          <text:p text:style-name="P3"><text:span text:style-name="T2">Al dar clic en la barra de búsqueda se despliega el menú de filtrado para la comid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21" draw:text-style-name="P2" draw:layer="layout" svg:width="7.2cm" svg:height="15.7cm" svg:x="9.5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7.2cm" svg:height="1.5cm" svg:x="9.5cm" svg:y="0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5cm" svg:height="1.5cm" svg:x="15.2cm" svg:y="0cm">
          <text:p text:style-name="P6">|||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66cm" svg:height="5cm" svg:x="9.8cm" svg:y="3.1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66cm" svg:height="5cm" svg:x="9.8cm" svg:y="8.5cm">
          <text:p text:style-name="P6">comida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cm" svg:height="1cm" svg:x="9.8cm" svg:y="0.3cm">
          <text:p text:style-name="P6">logo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6.7cm" svg:height="1cm" svg:x="9.8cm" svg:y="1.8cm">
          <text:p text:style-name="P6">Barra búsqueda</text:p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6.666cm" svg:height="1.7cm" svg:x="9.8cm" svg:y="1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7.2cm" svg:height="14.25cm" svg:x="9.5cm" svg:y="1.5cm">
          <text:p text:style-name="P3"><text:span text:style-name="T2">Al dar clic en el menú de la esquina se despliegan las opciones de usuari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2T09:14:17.838000000</meta:creation-date>
    <dc:date>2023-04-23T12:01:20.131000000</dc:date>
    <meta:editing-duration>PT4H14M42S</meta:editing-duration>
    <meta:editing-cycles>6</meta:editing-cycles>
    <meta:generator>LibreOffice/7.5.0.3$Windows_X86_64 LibreOffice_project/c21113d003cd3efa8c53188764377a8272d9d6de</meta:generator>
    <meta:document-statistic meta:object-count="128"/>
  </office:meta>
</office:document-meta>
</file>